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dSpringRunnerTestCase.springTimeoutWithSleepAndMetaAnnotationAnd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SpringRunnerTests.getTest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SpringRunnerTestCase.springTimeoutWithSleepAnd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SpringRunnerTests.timed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SpringRunnerTestCase.springTimeoutWithSl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SpringRunnerTestCase.jUnitTimeoutWithNo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imedSpringRunnerTestCase.springAndJUnitTimeou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imedSpringRunnerTestCase.jUnitTimeoutWithSl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SpringRunnerTestCase.springTimeoutWithNo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imedSpringRunnerTests.getRunn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